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64ce" officeooo:paragraph-rsid="000264ce"/>
    </style:style>
    <style:style style:name="P2" style:family="paragraph" style:parent-style-name="Standard" style:list-style-name="L1">
      <style:text-properties officeooo:rsid="0002e4f1" officeooo:paragraph-rsid="0002e4f1"/>
    </style:style>
    <style:style style:name="P3" style:family="paragraph" style:parent-style-name="Standard" style:list-style-name="L1">
      <style:text-properties officeooo:rsid="0003ed96" officeooo:paragraph-rsid="0003ed96"/>
    </style:style>
    <style:style style:name="P4" style:family="paragraph" style:parent-style-name="Standard">
      <style:text-properties fo:font-size="13pt" fo:font-weight="bold" officeooo:rsid="000264ce" officeooo:paragraph-rsid="000264ce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normal" officeooo:rsid="0003ed96" officeooo:paragraph-rsid="0003ed96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rsid="0004d7c6" officeooo:paragraph-rsid="000264ce"/>
    </style:style>
    <style:style style:name="P7" style:family="paragraph" style:parent-style-name="Standard">
      <style:paragraph-properties fo:text-align="end" style:justify-single-word="false"/>
      <style:text-properties officeooo:rsid="0004d7c6" officeooo:paragraph-rsid="0004d7c6"/>
    </style:style>
    <style:style style:name="T1" style:family="text">
      <style:text-properties officeooo:rsid="0002e4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e4f1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e4f1" style:font-style-asian="normal" style:font-style-complex="normal"/>
    </style:style>
    <style:style style:name="T7" style:family="text">
      <style:text-properties fo:font-style="normal" officeooo:rsid="0003ed96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03ed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ta do Projeto <text:span text:style-name="T9">LCOM 2020/2021</text:span> – HumanoId</text:p>
      <text:p text:style-name="P5">17/11/2020</text:p>
      <text:p text:style-name="P1"/>
      <text:p text:style-name="P1"><text:tab/><text:span text:style-name="T1">Mecanismo à prova de robôs à base de puzzles e desafios.</text:span></text:p>
      <text:p text:style-name="P1"><text:tab/><text:span text:style-name="T1">Camada de segurança entre uma área. Onde robôs e programas de automação são permitidos e uma área reservada a humanos. Se conseguir concluir os desafios prova-se que o programa está a ser utilizado por um humano.</text:span></text:p>
      <text:p text:style-name="P1"><text:tab/><text:span text:style-name="T1">Desafios de intereção do </text:span><text:span text:style-name="T3">user </text:span><text:span text:style-name="T6">para passagem de níveis escolhidos aleatoriamente de um vasto número de testes associados a diferentes tipos de </text:span><text:span text:style-name="T3">hardware.</text:span></text:p>
      <text:p text:style-name="P1"><text:span text:style-name="T3"><text:tab/></text:span><text:span text:style-name="T6">Pretendemos usar os seguintes dispositvos com as seguintes funcionalidades:</text:span></text:p>
      <text:p text:style-name="P1"><text:span text:style-name="T6"/></text:p>
      <text:list xml:id="list3699592824" text:style-name="L1">
        <text:list-item>
          <text:p text:style-name="P2"><text:span text:style-name="T8">Video Card:</text:span><text:span text:style-name="T5"> Mostrar a interface.</text:span></text:p>
        </text:list-item>
        <text:list-item>
          <text:p text:style-name="P2"><text:span text:style-name="T8">Timer:</text:span><text:span text:style-name="T2"> </text:span><text:span text:style-name="T5">Medir os tempos de reação.</text:span></text:p>
        </text:list-item>
        <text:list-item>
          <text:p text:style-name="P2"><text:span text:style-name="T4">Keyboard:</text:span><text:span text:style-name="T5"> P</text:span><text:span text:style-name="T7">er</text:span><text:span text:style-name="T5">mitir interação entre o programa em certos desafios.</text:span></text:p>
        </text:list-item>
        <text:list-item>
          <text:p text:style-name="P3"><text:span text:style-name="T8">Mouse:</text:span><text:span text:style-name="T5"> Interação com os menus e utilização em alguns desafios.</text:span></text:p>
        </text:list-item>
        <text:list-item>
          <text:p text:style-name="P3"><text:span text:style-name="T8">RTC:</text:span><text:span text:style-name="T5"> Utilizada como seed para escolha aleatória de desafios.</text:span></text:p>
        </text:list-item>
        <text:list-item>
          <text:p text:style-name="P3"><text:span text:style-name="T8">Serial Port:</text:span><text:span text:style-name="T5"> Utilização em alguns desafios (premir botão do rato ao mesmo tempo).</text:span></text:p>
        </text:list-item>
      </text:list>
      <text:p text:style-name="P1"><text:tab/></text:p>
      <text:p text:style-name="P1"/>
      <text:p text:style-name="P1"><text:tab/><text:span text:style-name="T9">Procuramos que os puzzels sejam pequenos desafios de lógica que tornam a tediosa tarefa a que os programas nos habituaram em algo um pouco mais divertido. </text:span></text:p>
      <text:p text:style-name="P1"><text:tab/><text:span text:style-name="T9">Os desafios contarão com situações de desenho de formas e premir de teclas com base em tempos de reação e ações sincronizadas.</text:span></text:p>
      <text:p text:style-name="P6"/>
      <text:p text:style-name="P6"/>
      <text:p text:style-name="P7">Catarina Pires (up201907925)</text:p>
      <text:p text:style-name="P7">José Costa (up2019072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6:39:21.662059990</meta:creation-date>
    <dc:date>2020-11-11T17:15:21.946566941</dc:date>
    <meta:editing-duration>PT2M49S</meta:editing-duration>
    <meta:editing-cycles>1</meta:editing-cycles>
    <meta:document-statistic meta:table-count="0" meta:image-count="0" meta:object-count="0" meta:page-count="1" meta:paragraph-count="17" meta:word-count="198" meta:character-count="1228" meta:non-whitespace-character-count="1043"/>
    <meta:generator>LibreOffice/6.0.7.3$Linux_X86_64 LibreOffice_project/00m0$Build-3</meta:generator>
  </office:meta>
</office:document-meta>
</file>